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46d2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046d2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07d8c" style:text-blinking="false" fo:background-color="transparent" loext:char-shading-value="0"/>
    </style:style>
    <style:style style:name="T4" style:family="text">
      <style:text-properties officeooo:rsid="000046d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)</text:span><text:span text:style-name="T2"> </text:span><text:span text:style-name="T1">Statically type programming languages - The programming languages which are doing type <text:s text:c="8"/>checking in compile time called statically typed programming languages.</text:span></text:p>
      <text:p text:style-name="Text_20_body"/>
      <text:p text:style-name="P2">Dynamically type programming language - The programming languages which are <text:tab/>doing type checking at run time called dynamically type programming languages.</text:p>
      <text:p text:style-name="Text_20_body"/>
      <text:p text:style-name="P2">Java is a statically and dynamically type programming language.</text:p>
      <text:p text:style-name="Text_20_body"/>
      <text:p text:style-name="P2">Strongly type programming language - The programming languages which consider <text:tab/>type strongly it means we can't assign different types in same variable.</text:p>
      <text:p text:style-name="Text_20_body"/>
      <text:p text:style-name="P2">Loosely type programming languages - The programming languages which consider <text:tab/>type loosely it means we can assign different types in same variable.</text:p>
      <text:p text:style-name="Text_20_body"/>
      <text:p text:style-name="P2">Java is strongly type programming language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20:42:43.011372233</meta:creation-date>
    <dc:date>2023-08-01T20:50:37.996874030</dc:date>
    <meta:editing-duration>PT7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02" meta:character-count="730" meta:non-whitespace-character-count="622"/>
  </office:meta>
</office:document-meta>
</file>